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985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5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75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5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0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0cm" svg:height="1cm" svg:x="1.5cm" svg:y="4.5cm">
          <text:p text:style-name="P1">Sales Tax Allocation</text:p>
        </draw:rect>
        <draw:frame draw:style-name="gr2" draw:layer="layout" svg:width="10cm" svg:height="8.795cm" svg:x="1.5cm" svg:y="5.5cm">
          <draw:text-box>
            <text:p>County</text:p>
            <text:p>City</text:p>
            <text:p>Current Rate</text:p>
            <text:p>Net Payment this Period</text:p>
            <text:p>Comparable Payment Prior Year</text:p>
            <text:p>Percent Change from Prior Year</text:p>
            <text:p>Payment to Date</text:p>
            <text:p>Previous Payments to Date</text:p>
            <text:p>Percent Change to Date</text:p>
            <text:p>Report Month</text:p>
            <text:p>Report Year</text:p>
            <text:p>Report Type</text:p>
          </draw:text-box>
        </draw:frame>
        <draw:rect draw:style-name="gr1" draw:text-style-name="P1" draw:layer="layout" svg:width="5.5cm" svg:height="1cm" svg:x="16.5cm" svg:y="4.5cm">
          <text:p text:style-name="P1">CPS Removals</text:p>
        </draw:rect>
        <draw:frame draw:style-name="gr3" draw:layer="layout" svg:width="5.5cm" svg:height="4cm" svg:x="16.5cm" svg:y="5.5cm">
          <draw:text-box>
            <text:p>County</text:p>
            <text:p>Fiscal Year</text:p>
            <text:p>Region</text:p>
            <text:p>Removal State</text:p>
            <text:p>Removals</text:p>
          </draw:text-box>
        </draw:frame>
        <draw:line draw:style-name="gr4" draw:text-style-name="P1" draw:layer="layout" svg:x1="11.5cm" svg:y1="6cm" svg:x2="16.5cm" svg:y2="6cm">
          <text:p/>
        </draw:line>
        <draw:frame draw:style-name="gr5" draw:text-style-name="P2" draw:layer="layout" svg:width="3.004cm" svg:height="1.199cm" svg:x="12.496cm" svg:y="5.5cm">
          <draw:text-box>
            <text:p><text:span text:style-name="T1">Occurs in the</text:span></text:p>
            <text:p><text:span text:style-name="T1">same Count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draw:layer="layout" svg:width="10cm" svg:height="1cm" svg:x="0.5cm" svg:y="4.5cm">
          <text:p text:style-name="P1">Sales Tax Allocation</text:p>
        </draw:rect>
        <draw:frame draw:style-name="gr7" draw:layer="layout" svg:width="10cm" svg:height="8.083cm" svg:x="0.5cm" svg:y="5.5cm">
          <draw:text-box>
            <text:p>City</text:p>
            <text:p>Current Rate</text:p>
            <text:p>Net Payment this Period</text:p>
            <text:p>Comparable Payment Prior Year</text:p>
            <text:p>Percent Change from Prior Year</text:p>
            <text:p>Payment to Date</text:p>
            <text:p>Previous Payments to Date</text:p>
            <text:p>Percent Change to Date</text:p>
            <text:p>Report Month</text:p>
            <text:p>Report Year</text:p>
            <text:p>Report Type</text:p>
          </draw:text-box>
        </draw:frame>
        <draw:rect draw:style-name="gr1" draw:text-style-name="P1" draw:layer="layout" svg:width="5.5cm" svg:height="1cm" svg:x="14.5cm" svg:y="11.5cm">
          <text:p text:style-name="P1">CPS Removals</text:p>
        </draw:rect>
        <draw:frame draw:style-name="gr8" draw:layer="layout" svg:width="5.5cm" svg:height="3.099cm" svg:x="14.5cm" svg:y="12.5cm">
          <draw:text-box>
            <text:p>County</text:p>
            <text:p>Fiscal Year</text:p>
            <text:p>Removal State</text:p>
            <text:p>Removals</text:p>
          </draw:text-box>
        </draw:frame>
        <draw:rect draw:style-name="gr1" draw:text-style-name="P1" draw:layer="layout" svg:width="5.5cm" svg:height="1cm" svg:x="14.5cm" svg:y="5cm">
          <text:p text:style-name="P1">Cities</text:p>
        </draw:rect>
        <draw:frame draw:style-name="gr9" draw:layer="layout" svg:width="5.5cm" svg:height="2cm" svg:x="14.5cm" svg:y="6cm">
          <draw:text-box>
            <text:p>City</text:p>
            <text:p>County</text:p>
          </draw:text-box>
        </draw:frame>
        <draw:rect draw:style-name="gr1" draw:text-style-name="P1" draw:layer="layout" svg:width="5.5cm" svg:height="1cm" svg:x="22cm" svg:y="8.5cm">
          <text:p text:style-name="P1">Regions</text:p>
        </draw:rect>
        <draw:frame draw:style-name="gr9" draw:layer="layout" svg:width="5.5cm" svg:height="2cm" svg:x="22cm" svg:y="9.5cm">
          <draw:text-box>
            <text:p>County</text:p>
            <text:p>Region</text:p>
          </draw:text-box>
        </draw:frame>
        <draw:line draw:style-name="gr10" draw:text-style-name="P1" draw:layer="layout" svg:x1="17cm" svg:y1="11.5cm" svg:x2="17cm" svg:y2="8cm">
          <text:p/>
        </draw:line>
        <draw:line draw:style-name="gr10" draw:text-style-name="P1" draw:layer="layout" svg:x1="17cm" svg:y1="9.5cm" svg:x2="22cm" svg:y2="9.5cm">
          <text:p/>
        </draw:line>
        <draw:frame draw:style-name="gr5" draw:text-style-name="P3" draw:layer="layout" svg:width="3.478cm" svg:height="0.806cm" svg:x="17cm" svg:y="9.5cm">
          <draw:text-box>
            <text:p><text:span text:style-name="T2">Carried out in</text:span></text:p>
          </draw:text-box>
        </draw:frame>
        <draw:line draw:style-name="gr10" draw:text-style-name="P1" draw:layer="layout" svg:x1="10.5cm" svg:y1="6.5cm" svg:x2="14.5cm" svg:y2="6.5cm">
          <text:p/>
        </draw:line>
        <draw:frame draw:style-name="gr5" draw:text-style-name="P4" draw:layer="layout" svg:width="2.89cm" svg:height="0.759cm" svg:x="10.61cm" svg:y="5.741cm">
          <draw:text-box>
            <text:p><text:span text:style-name="T3">Allocated t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2M34S</meta:editing-duration>
    <meta:editing-cycles>4</meta:editing-cycles>
    <meta:generator>OpenOffice/4.1.6$Win32 OpenOffice.org_project/416m1$Build-9790</meta:generator>
    <dc:date>2019-04-29T14:44:06.84</dc:date>
    <meta:document-statistic meta:object-count="44"/>
  </office:meta>
</office:document-meta>
</file>